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4ce3" officeooo:paragraph-rsid="000d4ce3"/>
    </style:style>
    <style:style style:name="P2" style:family="paragraph" style:parent-style-name="Standard">
      <style:text-properties officeooo:rsid="000dbd8e" officeooo:paragraph-rsid="0016f4e6"/>
    </style:style>
    <style:style style:name="P3" style:family="paragraph" style:parent-style-name="Standard">
      <style:text-properties officeooo:rsid="000dbd8e" officeooo:paragraph-rsid="00189092"/>
    </style:style>
    <style:style style:name="P4" style:family="paragraph" style:parent-style-name="Standard">
      <style:text-properties officeooo:rsid="000dbd8e" officeooo:paragraph-rsid="001c13da"/>
    </style:style>
    <style:style style:name="P5" style:family="paragraph" style:parent-style-name="Standard">
      <style:text-properties officeooo:rsid="00173792" officeooo:paragraph-rsid="00173792"/>
    </style:style>
    <style:style style:name="P6" style:family="paragraph" style:parent-style-name="Standard">
      <style:text-properties officeooo:rsid="000e022d" officeooo:paragraph-rsid="00180573"/>
    </style:style>
    <style:style style:name="P7" style:family="paragraph" style:parent-style-name="Standard">
      <style:text-properties officeooo:rsid="001c13da" officeooo:paragraph-rsid="001c13da"/>
    </style:style>
    <style:style style:name="P8" style:family="paragraph" style:parent-style-name="Standard">
      <style:text-properties officeooo:rsid="001e169f" officeooo:paragraph-rsid="001fae61"/>
    </style:style>
    <style:style style:name="P9" style:family="paragraph" style:parent-style-name="Standard">
      <style:text-properties officeooo:rsid="000e022d" officeooo:paragraph-rsid="00242716"/>
    </style:style>
    <style:style style:name="T1" style:family="text">
      <style:text-properties officeooo:rsid="000e022d"/>
    </style:style>
    <style:style style:name="T2" style:family="text">
      <style:text-properties officeooo:rsid="00180573"/>
    </style:style>
    <style:style style:name="T3" style:family="text">
      <style:text-properties officeooo:rsid="00199d91"/>
    </style:style>
    <style:style style:name="T4" style:family="text">
      <style:text-properties officeooo:rsid="001c13da"/>
    </style:style>
    <style:style style:name="T5" style:family="text">
      <style:text-properties officeooo:rsid="001fae61"/>
    </style:style>
    <style:style style:name="T6" style:family="text">
      <style:text-properties officeooo:rsid="002141c1"/>
    </style:style>
    <style:style style:name="T7" style:family="text">
      <style:text-properties officeooo:rsid="00232611"/>
    </style:style>
    <style:style style:name="T8" style:family="text">
      <style:text-properties officeooo:rsid="002427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long term behaviour of the Serre equations in the presence of steep gradients is well understood <text:span text:style-name="T1">through the application of asymptotic methods such as Whitham modulation. However, in the short term things are less clear as there are no analytical solutions to the Serre equations in the presence of steep gradients and there are differences in the observed behaviour of the numerical solutions presented in the literature. </text:span></text:p>
      <text:p text:style-name="P2"/>
      <text:p text:style-name="P5">We attempt to resolve this by numerically solving the dam break problem for the Serre equations, using some of the numerical methods and smoothings of the initial conditions found in the literature.</text:p>
      <text:p text:style-name="P2"/>
      <text:p text:style-name="P6">We found that all numerical results presented in the literature were consistent with our results, however the numerical method or the particular smoothing of the initial conditions could determine the observed behaviour of the Serre equations, causing the differences currently seen in the literature. Additionally we observed a new behaviour <text:span text:style-name="T2">for numerical solutions of the </text:span>Serre equations in the presence of steep gradients <text:span text:style-name="T3">t</text:span>hat was not present in the <text:span text:style-name="T2">l</text:span>iterature. </text:p>
      <text:p text:style-name="P6"/>
      <text:p text:style-name="P6"/>
      <text:p text:style-name="P7">2:</text:p>
      <text:p text:style-name="P7"/>
      <text:p text:style-name="P4">The long term behaviour of <text:span text:style-name="T4">dispersive shock waves of </text:span>the Serre equations is well understood <text:span text:style-name="T1">through the application of asymptotic methods such as Whitham modulation. However, in the short term things are less clear as there are no analytical solutions for dispersive shock waves of the Serre equations and there are differences in the observed behaviour of numerical simulations of dispersive shock waves presented in the literature. </text:span></text:p>
      <text:p text:style-name="P4"/>
      <text:p text:style-name="P8">We attempt<text:span text:style-name="T7">ed</text:span> to resolve this by numerically simulating dispersive shock waves using the most common <text:span text:style-name="T5">initial conditions </text:span>found in the literature; the dam-break problem. <text:span text:style-name="T5">We examined the effect of different numerical methods and smoothings of the initial conditions.</text:span></text:p>
      <text:p text:style-name="P4"/>
      <text:p text:style-name="P9">We found that all numerical results presented in the literature were consistent with our results, however the numerical method or the particular smoothing of the initial conditions could determine the observed behaviour of <text:span text:style-name="T4">dispersive shock waves</text:span>, causing the differences currently seen in the literature. Additionally we observed <text:span text:style-name="T6">and justified</text:span> a new behaviour <text:span text:style-name="T4">of numerical simulations</text:span> <text:span text:style-name="T4">of dispersive shock waves of the </text:span>Serre equations <text:span text:style-name="T3">t</text:span>hat was not <text:span text:style-name="T8">previously </text:span>present in the <text:span text:style-name="T2">l</text:span>iterature. </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0:35:16.489182365</meta:creation-date>
    <dc:date>2017-11-27T09:52:26.730619429</dc:date>
    <meta:editing-duration>PT5H2M27S</meta:editing-duration>
    <meta:editing-cycles>20</meta:editing-cycles>
    <meta:generator>LibreOffice/5.1.6.2$Linux_X86_64 LibreOffice_project/10m0$Build-2</meta:generator>
    <meta:document-statistic meta:table-count="0" meta:image-count="0" meta:object-count="0" meta:page-count="1" meta:paragraph-count="7" meta:word-count="347" meta:character-count="2273" meta:non-whitespace-character-count="1929"/>
  </office:meta>
</office:document-meta>
</file>